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'Abandoned Bitplane'"/>
    <style:font-face style:name="Lohit Devanagari1" svg:font-family="'Lohit Devanagari'"/>
    <style:font-face style:name="MonoMusic" svg:font-family="MonoMusic"/>
    <style:font-face style:name="Noto Sans CJK SC" svg:font-family="'Noto Sans CJK SC'"/>
    <style:font-face style:name="Noto Serif CJK SC1" svg:font-family="'Noto Serif CJK SC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ce181e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MonoMusic" fo:font-size="9pt" style:font-size-asian="9pt" style:font-size-complex="9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MonoMusic" fo:font-size="9pt" style:font-name-asian="Courier 10 Pitch" style:font-size-asian="9pt" style:font-name-complex="Courier 10 Pitch" style:font-size-complex="9pt"/>
    </style:style>
    <style:style style:name="P4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ce181e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T1" style:family="text">
      <style:text-properties fo:color="#ce181e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T2" style:family="text">
      <style:text-properties style:font-name-asian="Courier 10 Pitch" style:font-name-complex="Courier 10 Pitch"/>
    </style:style>
    <style:style style:name="T3" style:family="text">
      <style:text-properties fo:font-weight="bold" style:font-name-asian="Courier 10 Pitch" style:font-weight-asian="bold" style:font-name-complex="Courier 10 Pitch"/>
    </style:style>
    <style:style style:name="T4" style:family="text">
      <style:text-properties style:font-name-asian="MonoMusic" style:font-name-complex="MonoMusic"/>
    </style:style>
    <style:style style:name="T5" style:family="text">
      <style:text-properties fo:color="#000000" style:font-name="MonoMusic" fo:font-size="9pt" style:font-name-asian="Courier 10 Pitch" style:font-size-asian="9pt" style:font-name-complex="Courier 10 Pitch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Tu nombre On Dios</text:p>
      <text:p text:style-name="P1">Marcos Witt</text:p>
      <text:p text:style-name="P2"><text:span text:style-name="T4"><text:s text:c="4"/></text:span><text:span text:style-name="T2">A <text:s text:c="9"/>E <text:s text:c="3"/>D <text:s text:c="3"/>E</text:span></text:p>
      <text:p text:style-name="P3">Tu nombre oh Dios exaltaré,</text:p>
      <text:p text:style-name="P2"><text:span text:style-name="T4"><text:s text:c="4"/></text:span><text:span text:style-name="T2">A <text:s text:c="3"/>E <text:s text:c="4"/>D <text:s text:c="3"/>E</text:span></text:p>
      <text:p text:style-name="P3">tu majestad levantaré</text:p>
      <text:p text:style-name="P2"><text:span text:style-name="T4"><text:s text:c="5"/></text:span><text:span text:style-name="T2">A <text:s text:c="6"/>E <text:s text:c="5"/>D <text:s text:c="2"/>E</text:span></text:p>
      <text:p text:style-name="P3">por siempre te proclamaré,</text:p>
      <text:p text:style-name="P2"><text:span text:style-name="T4"><text:s text:c="3"/></text:span><text:span text:style-name="T2">A <text:s text:c="2"/>E <text:s text:c="5"/>D <text:s text:c="2"/>E</text:span></text:p>
      <text:p text:style-name="P3">mi alabanza elevaré</text:p>
      <text:p text:style-name="P3"/>
      <text:p text:style-name="P2"><text:span text:style-name="T4"><text:s text:c="9"/></text:span><text:span text:style-name="T2">F#m <text:s text:c="8"/>C#m</text:span></text:p>
      <text:p text:style-name="P3">Por que digno, digno eres Tú</text:p>
      <text:p text:style-name="P2"><text:span text:style-name="T4"><text:s text:c="3"/></text:span><text:span text:style-name="T2">D <text:s text:c="7"/>E</text:span></text:p>
      <text:p text:style-name="P3">a Tí sea honor y poder</text:p>
      <text:p text:style-name="P2"><text:span text:style-name="T4"><text:s/></text:span><text:span text:style-name="T2">F#m <text:s text:c="8"/>C#m</text:span></text:p>
      <text:p text:style-name="P3">digno, digno eres Tú</text:p>
      <text:p text:style-name="P2"><text:span text:style-name="T4"><text:s text:c="3"/></text:span><text:span text:style-name="T2">D <text:s text:c="9"/>E <text:s text:c="5"/>A</text:span></text:p>
      <text:p text:style-name="P3">recibe adoración, Seño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'Abandoned Bitplane'"/>
    <style:font-face style:name="Lohit Devanagari1" svg:font-family="'Lohit Devanagari'"/>
    <style:font-face style:name="MonoMusic" svg:font-family="MonoMusic"/>
    <style:font-face style:name="Noto Sans CJK SC" svg:font-family="'Noto Sans CJK SC'"/>
    <style:font-face style:name="Noto Serif CJK SC1" svg:font-family="'Noto Serif CJK SC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C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ideograph-alpha" style:punctuation-wrap="hanging" style:line-break="strict" style:writing-mode="lr-tb"/>
      <style:text-properties fo:color="#000000" style:font-name="Liberation Serif1" fo:font-family="'Liberation Serif'" style:font-family-generic="roman" fo:font-size="12pt" fo:language="es" fo:country="EC" style:letter-kerning="true" style:font-name-asian="Noto Serif CJK SC1" style:font-family-asian="'Noto Serif CJK SC'" style:font-size-asian="12pt" style:language-asian="zh" style:country-asian="CN" style:font-name-complex="Lohit Devanagari1" style:font-family-complex="'Lohit Devanagari'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fo:font-size="14pt" style:font-name-asian="Noto Sans CJK SC" style:font-family-asian="'Noto Sans CJK SC'" style:font-size-asian="14pt" style:font-name-complex="Lohit Devanagari1" style:font-family-complex="'Lohit Devanagari'" style:font-size-complex="14pt"/>
    </style:style>
    <style:style style:name="Epígrafe" style:family="paragraph" style:parent-style-name="Standard" style:nex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.301cm" fo:page-height="11cm" style:num-format="1" style:print-orientation="portrait" fo:margin-top="0.3cm" fo:margin-bottom="0.3cm" fo:margin-left="0.3cm" fo:margin-right="0.3cm" style:writing-mode="lr-tb" style:layout-grid-color="#c0c0c0" style:layout-grid-lines="18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Indacochea Delgado</meta:initial-creator>
    <meta:creation-date>2019-01-25T08:44:00</meta:creation-date>
    <dc:creator>wachin</dc:creator>
    <dc:date>2019-02-11T03:19:33</dc:date>
    <meta:editing-cycles>6</meta:editing-cycles>
    <meta:editing-duration>P21DT19H</meta:editing-duration>
    <meta:document-statistic meta:table-count="0" meta:image-count="0" meta:object-count="0" meta:page-count="1" meta:paragraph-count="18" meta:word-count="65" meta:character-count="380" meta:non-whitespace-character-count="217"/>
    <meta:generator>LibreOffice/6.1.4.2$Linux_x86 LibreOffice_project/10$Build-2</meta:generator>
    <meta:user-defined meta:name="KSOProductBuildVer">3082-10.1.0.6757</meta:user-defined>
  </office:meta>
</office:document-meta>
</file>